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.95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23.6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79.14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84.05pt"/>
    </style:style>
    <style:style style:name="co8" style:family="table-column">
      <style:table-column-properties fo:break-before="auto" style:column-width="70.16pt"/>
    </style:style>
    <style:style style:name="co9" style:family="table-column">
      <style:table-column-properties fo:break-before="auto" style:column-width="125.69pt"/>
    </style:style>
    <style:style style:name="co10" style:family="table-column">
      <style:table-column-properties fo:break-before="auto" style:column-width="40.99pt"/>
    </style:style>
    <style:style style:name="co11" style:family="table-column">
      <style:table-column-properties fo:break-before="auto" style:column-width="87.51pt"/>
    </style:style>
    <style:style style:name="co12" style:family="table-column">
      <style:table-column-properties fo:break-before="auto" style:column-width="102.1pt"/>
    </style:style>
    <style:style style:name="co13" style:family="table-column">
      <style:table-column-properties fo:break-before="auto" style:column-width="67.41pt"/>
    </style:style>
    <style:style style:name="co14" style:family="table-column">
      <style:table-column-properties fo:break-before="auto" style:column-width="63.89pt"/>
    </style:style>
    <style:style style:name="co15" style:family="table-column">
      <style:table-column-properties fo:break-before="auto" style:column-width="48.61pt"/>
    </style:style>
    <style:style style:name="co16" style:family="table-column">
      <style:table-column-properties fo:break-before="auto" style:column-width="81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gistro_20_de_20_tiempos">
      <style:table-properties table:display="true" style:writing-mode="lr-tb"/>
    </style:style>
    <style:style style:name="ta2" style:family="table" style:master-page-name="PageStyle_5f_Segmentos">
      <style:table-properties table:display="true" style:writing-mode="lr-tb"/>
    </style:style>
    <style:style style:name="ta3" style:family="table" style:master-page-name="PageStyle_5f_Clasificación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41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41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41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40">
      <style:table-cell-properties fo:border-bottom="none" fo:background-color="#ff99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40">
      <style:table-cell-properties fo:background-color="#00ff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4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41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bbc0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7" style:family="table-cell" style:parent-style-name="Pivot_20_Table_20_Category" style:data-style-name="N41">
      <style:table-cell-properties fo:border-bottom="0.99pt solid #000000" fo:border-left="2.01pt solid #000000" fo:border-right="0.99pt solid #000000" fo:border-top="0.99pt solid #000000"/>
    </style:style>
    <style:style style:name="ce28" style:family="table-cell" style:parent-style-name="Pivot_20_Table_20_Category" style:data-style-name="N41">
      <style:table-cell-properties fo:border-bottom="none" fo:border-left="2.01pt solid #000000" fo:border-right="0.99pt solid #000000" fo:border-top="0.99pt solid #000000"/>
    </style:style>
    <style:style style:name="ce29" style:family="table-cell" style:parent-style-name="Pivot_20_Table_20_Category" style:data-style-name="N41">
      <style:table-cell-properties fo:border-bottom="2.01pt solid #000000" fo:border-left="2.01pt solid #000000" fo:border-right="0.99pt solid #000000" fo:border-top="none"/>
    </style:style>
    <style:style style:name="ce3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="0.99pt solid #000000"/>
    </style:style>
    <style:style style:name="ce32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5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36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ro de tiempo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>
          <table:table-cell table:style-name="ce1" table:number-columns-repeated="8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Dorsal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Edad</text:p>
          </table:table-cell>
          <table:table-cell table:style-name="ce2" office:value-type="string" calcext:value-type="string">
            <text:p>Club/Ciudad</text:p>
          </table:table-cell>
          <table:table-cell table:style-name="ce6" office:value-type="string" calcext:value-type="string">
            <text:p>Hora Salida</text:p>
          </table:table-cell>
          <table:table-cell table:style-name="ce9" office:value-type="string" calcext:value-type="string">
            <text:p>Hora Pto Intermedio</text:p>
          </table:table-cell>
          <table:table-cell table:style-name="ce11" office:value-type="string" calcext:value-type="string">
            <text:p>Hora Meta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Corredor1</text:p>
          </table:table-cell>
          <table:table-cell table:style-name="ce3"/>
          <table:table-cell table:style-name="ce3" office:value-type="string" calcext:value-type="string">
            <text:p>Club1</text:p>
          </table:table-cell>
          <table:table-cell table:style-name="ce7" table:formula="of:=[.K4]" office:value-type="time" office:time-value="PT18H45M59.99999616S" calcext:value-type="time">
            <text:p>18:46:00</text:p>
          </table:table-cell>
          <table:table-cell table:style-name="ce10" office:value-type="time" office:time-value="PT19H04M09S" calcext:value-type="time">
            <text:p>19:04:09</text:p>
          </table:table-cell>
          <table:table-cell table:style-name="ce12" office:value-type="time" office:time-value="PT19H27M44S" calcext:value-type="time">
            <text:p>19:27:44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Corredor2</text:p>
          </table:table-cell>
          <table:table-cell table:style-name="ce3"/>
          <table:table-cell table:style-name="ce3" office:value-type="string" calcext:value-type="string">
            <text:p>Club2</text:p>
          </table:table-cell>
          <table:table-cell table:style-name="ce7" table:formula="of:=[.F3]+[.$K$5]" office:value-type="time" office:time-value="PT18H46M59.99999616S" calcext:value-type="time">
            <text:p>18:47:00</text:p>
          </table:table-cell>
          <table:table-cell table:style-name="ce10" office:value-type="time" office:time-value="PT19H08M53S" calcext:value-type="time">
            <text:p>19:08:53</text:p>
          </table:table-cell>
          <table:table-cell table:style-name="ce12" office:value-type="time" office:time-value="PT19H28M32S" calcext:value-type="time">
            <text:p>19:28:32</text:p>
          </table:table-cell>
          <table:table-cell/>
          <table:table-cell table:style-name="ce13" office:value-type="string" calcext:value-type="string">
            <text:p>Hora de comienzo: </text:p>
          </table:table-cell>
          <table:table-cell table:style-name="ce14" office:value-type="time" office:time-value="PT18H46M00S" calcext:value-type="time">
            <text:p>18:46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Corredor3</text:p>
          </table:table-cell>
          <table:table-cell table:style-name="ce3"/>
          <table:table-cell table:style-name="ce3" office:value-type="string" calcext:value-type="string">
            <text:p>Club3</text:p>
          </table:table-cell>
          <table:table-cell table:style-name="ce7" table:formula="of:=[.F4]+[.$K$5]" office:value-type="time" office:time-value="PT18H47M59.99999616S" calcext:value-type="time">
            <text:p>18:48:00</text:p>
          </table:table-cell>
          <table:table-cell table:style-name="ce10" office:value-type="time" office:time-value="PT19H03M45S" calcext:value-type="time">
            <text:p>19:03:45</text:p>
          </table:table-cell>
          <table:table-cell table:style-name="ce12" office:value-type="time" office:time-value="PT19H24M37S" calcext:value-type="time">
            <text:p>19:24:37</text:p>
          </table:table-cell>
          <table:table-cell/>
          <table:table-cell table:style-name="ce13" office:value-type="string" calcext:value-type="string">
            <text:p>Tiempo entre corredores:</text:p>
          </table:table-cell>
          <table:table-cell table:style-name="ce15" office:value-type="time" office:time-value="PT00H01M00S" calcext:value-type="time">
            <text:p>00:01</text:p>
          </table:table-cell>
          <table:table-cell table:style-name="ce16" office:value-type="string" calcext:value-type="string">
            <text:p>minutos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Corredor4</text:p>
          </table:table-cell>
          <table:table-cell table:style-name="ce3"/>
          <table:table-cell table:style-name="ce3" office:value-type="string" calcext:value-type="string">
            <text:p>Club4</text:p>
          </table:table-cell>
          <table:table-cell table:style-name="ce7" table:formula="of:=[.F5]+[.$K$5]" office:value-type="time" office:time-value="PT18H48M59.99999616S" calcext:value-type="time">
            <text:p>18:49:00</text:p>
          </table:table-cell>
          <table:table-cell table:style-name="ce10" office:value-type="time" office:time-value="PT19H04M30S" calcext:value-type="time">
            <text:p>19:04:30</text:p>
          </table:table-cell>
          <table:table-cell table:style-name="ce12" office:value-type="time" office:time-value="PT19H23M08S" calcext:value-type="time">
            <text:p>19:23:08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Corredor5</text:p>
          </table:table-cell>
          <table:table-cell table:style-name="ce3"/>
          <table:table-cell table:style-name="ce3" office:value-type="string" calcext:value-type="string">
            <text:p>Club5</text:p>
          </table:table-cell>
          <table:table-cell table:style-name="ce7" table:formula="of:=[.F6]+[.$K$5]" office:value-type="time" office:time-value="PT18H49M59.99999616S" calcext:value-type="time">
            <text:p>18:50:00</text:p>
          </table:table-cell>
          <table:table-cell table:style-name="ce10" office:value-type="time" office:time-value="PT19H05M02S" calcext:value-type="time">
            <text:p>19:05:02</text:p>
          </table:table-cell>
          <table:table-cell table:style-name="ce12" office:value-type="time" office:time-value="PT19H25M12S" calcext:value-type="time">
            <text:p>19:25:12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Corredor6</text:p>
          </table:table-cell>
          <table:table-cell table:style-name="ce3"/>
          <table:table-cell table:style-name="ce3" office:value-type="string" calcext:value-type="string">
            <text:p>Club6</text:p>
          </table:table-cell>
          <table:table-cell table:style-name="ce7" table:formula="of:=[.F7]+[.$K$5]" office:value-type="time" office:time-value="PT18H50M59.99999616S" calcext:value-type="time">
            <text:p>18:51:00</text:p>
          </table:table-cell>
          <table:table-cell table:style-name="ce10" office:value-type="time" office:time-value="PT19H05M00S" calcext:value-type="time">
            <text:p>19:05:00</text:p>
          </table:table-cell>
          <table:table-cell table:style-name="ce12" office:value-type="time" office:time-value="PT19H24M40S" calcext:value-type="time">
            <text:p>19:24:40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Corredor7</text:p>
          </table:table-cell>
          <table:table-cell table:style-name="ce5"/>
          <table:table-cell table:style-name="ce3" office:value-type="string" calcext:value-type="string">
            <text:p>Club7</text:p>
          </table:table-cell>
          <table:table-cell table:style-name="ce7" table:formula="of:=[.F8]+[.$K$5]" office:value-type="time" office:time-value="PT18H51M59.99999616S" calcext:value-type="time">
            <text:p>18:52:00</text:p>
          </table:table-cell>
          <table:table-cell table:style-name="ce10" office:value-type="time" office:time-value="PT19H13M09S" calcext:value-type="time">
            <text:p>19:13:09</text:p>
          </table:table-cell>
          <table:table-cell table:style-name="ce12" office:value-type="time" office:time-value="PT19H45M52S" calcext:value-type="time">
            <text:p>19:45:52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Corredor8</text:p>
          </table:table-cell>
          <table:table-cell table:style-name="ce5"/>
          <table:table-cell table:style-name="ce3" office:value-type="string" calcext:value-type="string">
            <text:p>Club8</text:p>
          </table:table-cell>
          <table:table-cell table:style-name="ce7" table:formula="of:=[.F9]+[.$K$5]" office:value-type="time" office:time-value="PT18H52M59.99999616S" calcext:value-type="time">
            <text:p>18:53:00</text:p>
          </table:table-cell>
          <table:table-cell table:style-name="ce10" office:value-type="time" office:time-value="PT19H07M42S" calcext:value-type="time">
            <text:p>19:07:42</text:p>
          </table:table-cell>
          <table:table-cell table:style-name="ce12" office:value-type="time" office:time-value="PT19H26M47S" calcext:value-type="time">
            <text:p>19:26:47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Corredor9</text:p>
          </table:table-cell>
          <table:table-cell table:style-name="ce5"/>
          <table:table-cell table:style-name="ce3" office:value-type="string" calcext:value-type="string">
            <text:p>Club9</text:p>
          </table:table-cell>
          <table:table-cell table:style-name="ce7" table:formula="of:=[.F10]+[.$K$5]" office:value-type="time" office:time-value="PT18H53M59.99999616S" calcext:value-type="time">
            <text:p>18:54:00</text:p>
          </table:table-cell>
          <table:table-cell table:style-name="ce10" office:value-type="time" office:time-value="PT19H10M09S" calcext:value-type="time">
            <text:p>19:10:09</text:p>
          </table:table-cell>
          <table:table-cell table:style-name="ce12" office:value-type="time" office:time-value="PT19H36M11S" calcext:value-type="time">
            <text:p>19:36:11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Corredor10</text:p>
          </table:table-cell>
          <table:table-cell table:style-name="ce3"/>
          <table:table-cell table:style-name="ce3" office:value-type="string" calcext:value-type="string">
            <text:p>Club10</text:p>
          </table:table-cell>
          <table:table-cell table:style-name="ce7" table:formula="of:=[.F11]+[.$K$5]" office:value-type="time" office:time-value="PT18H54M59.99999616S" calcext:value-type="time">
            <text:p>18:55:00</text:p>
          </table:table-cell>
          <table:table-cell table:style-name="ce10" office:value-type="time" office:time-value="PT19H08M38S" calcext:value-type="time">
            <text:p>19:08:38</text:p>
          </table:table-cell>
          <table:table-cell table:style-name="ce12" office:value-type="time" office:time-value="PT19H26M03S" calcext:value-type="time">
            <text:p>19:26:03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Corredor11</text:p>
          </table:table-cell>
          <table:table-cell table:style-name="ce3"/>
          <table:table-cell table:style-name="ce3" office:value-type="string" calcext:value-type="string">
            <text:p>Club11</text:p>
          </table:table-cell>
          <table:table-cell table:style-name="ce7" table:formula="of:=[.F12]+[.$K$5]" office:value-type="time" office:time-value="PT18H55M59.99999616S" calcext:value-type="time">
            <text:p>18:56:00</text:p>
          </table:table-cell>
          <table:table-cell table:style-name="ce10" office:value-type="time" office:time-value="PT19H10M38S" calcext:value-type="time">
            <text:p>19:10:38</text:p>
          </table:table-cell>
          <table:table-cell table:style-name="ce12" office:value-type="time" office:time-value="PT19H30M55S" calcext:value-type="time">
            <text:p>19:30:55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Corredor12</text:p>
          </table:table-cell>
          <table:table-cell table:style-name="ce3"/>
          <table:table-cell table:style-name="ce3" office:value-type="string" calcext:value-type="string">
            <text:p>Club12</text:p>
          </table:table-cell>
          <table:table-cell table:style-name="ce7" table:formula="of:=[.F13]+[.$K$5]" office:value-type="time" office:time-value="PT18H56M59.99999616S" calcext:value-type="time">
            <text:p>18:57:00</text:p>
          </table:table-cell>
          <table:table-cell table:style-name="ce10" office:value-type="time" office:time-value="PT19H13M35S" calcext:value-type="time">
            <text:p>19:13:35</text:p>
          </table:table-cell>
          <table:table-cell table:style-name="ce12" office:value-type="time" office:time-value="PT19H35M59S" calcext:value-type="time">
            <text:p>19:35:59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Corredor13</text:p>
          </table:table-cell>
          <table:table-cell table:style-name="ce3"/>
          <table:table-cell table:style-name="ce3" office:value-type="string" calcext:value-type="string">
            <text:p>Club13</text:p>
          </table:table-cell>
          <table:table-cell table:style-name="ce7" table:formula="of:=[.F14]+[.$K$5]" office:value-type="time" office:time-value="PT18H57M59.99999616S" calcext:value-type="time">
            <text:p>18:58:00</text:p>
          </table:table-cell>
          <table:table-cell table:style-name="ce10" office:value-type="time" office:time-value="PT19H15M22S" calcext:value-type="time">
            <text:p>19:15:22</text:p>
          </table:table-cell>
          <table:table-cell table:style-name="ce12" office:value-type="time" office:time-value="PT19H43M48S" calcext:value-type="time">
            <text:p>19:43:48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Corredor14</text:p>
          </table:table-cell>
          <table:table-cell table:style-name="ce3"/>
          <table:table-cell table:style-name="ce3" office:value-type="string" calcext:value-type="string">
            <text:p>Club14</text:p>
          </table:table-cell>
          <table:table-cell table:style-name="ce7" table:formula="of:=[.F15]+[.$K$5]" office:value-type="time" office:time-value="PT18H58M59.99999616S" calcext:value-type="time">
            <text:p>18:59:00</text:p>
          </table:table-cell>
          <table:table-cell table:style-name="ce10" office:value-type="time" office:time-value="PT19H12M39S" calcext:value-type="time">
            <text:p>19:12:39</text:p>
          </table:table-cell>
          <table:table-cell table:style-name="ce12" office:value-type="time" office:time-value="PT19H29M50S" calcext:value-type="time">
            <text:p>19:29:50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Corredor15</text:p>
          </table:table-cell>
          <table:table-cell table:style-name="ce3"/>
          <table:table-cell table:style-name="ce3" office:value-type="string" calcext:value-type="string">
            <text:p>Club15</text:p>
          </table:table-cell>
          <table:table-cell table:style-name="ce7" table:formula="of:=[.F16]+[.$K$5]" office:value-type="time" office:time-value="PT18H59M59.99999616S" calcext:value-type="time">
            <text:p>19:00:00</text:p>
          </table:table-cell>
          <table:table-cell table:style-name="ce10" office:value-type="time" office:time-value="PT19H18M06S" calcext:value-type="time">
            <text:p>19:18:06</text:p>
          </table:table-cell>
          <table:table-cell table:style-name="ce12" office:value-type="time" office:time-value="PT19H46M03S" calcext:value-type="time">
            <text:p>19:46:03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Corredor16</text:p>
          </table:table-cell>
          <table:table-cell table:style-name="ce3"/>
          <table:table-cell table:style-name="ce3" office:value-type="string" calcext:value-type="string">
            <text:p>Club16</text:p>
          </table:table-cell>
          <table:table-cell table:style-name="ce7" table:formula="of:=[.F17]+[.$K$5]" office:value-type="time" office:time-value="PT19H00M59.99999616S" calcext:value-type="time">
            <text:p>19:01:00</text:p>
          </table:table-cell>
          <table:table-cell table:style-name="ce10" office:value-type="time" office:time-value="PT19H19M25S" calcext:value-type="time">
            <text:p>19:19:25</text:p>
          </table:table-cell>
          <table:table-cell table:style-name="ce12" office:value-type="time" office:time-value="PT19H45M36S" calcext:value-type="time">
            <text:p>19:45:36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Corredor17</text:p>
          </table:table-cell>
          <table:table-cell table:style-name="ce3"/>
          <table:table-cell table:style-name="ce3" office:value-type="string" calcext:value-type="string">
            <text:p>Club17</text:p>
          </table:table-cell>
          <table:table-cell table:style-name="ce7" table:formula="of:=[.F18]+[.$K$5]" office:value-type="time" office:time-value="PT19H01M59.99999616S" calcext:value-type="time">
            <text:p>19:02:00</text:p>
          </table:table-cell>
          <table:table-cell table:style-name="ce10" office:value-type="time" office:time-value="PT19H18M07S" calcext:value-type="time">
            <text:p>19:18:07</text:p>
          </table:table-cell>
          <table:table-cell table:style-name="ce12" office:value-type="time" office:time-value="PT19H40M26S" calcext:value-type="time">
            <text:p>19:40:26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Corredor18</text:p>
          </table:table-cell>
          <table:table-cell table:style-name="ce3"/>
          <table:table-cell table:style-name="ce3" office:value-type="string" calcext:value-type="string">
            <text:p>Club18</text:p>
          </table:table-cell>
          <table:table-cell table:style-name="ce7" table:formula="of:=[.F19]+[.$K$5]" office:value-type="time" office:time-value="PT19H02M59.99999616S" calcext:value-type="time">
            <text:p>19:03:00</text:p>
          </table:table-cell>
          <table:table-cell table:style-name="ce10" office:value-type="time" office:time-value="PT19H17M54S" calcext:value-type="time">
            <text:p>19:17:54</text:p>
          </table:table-cell>
          <table:table-cell table:style-name="ce12" office:value-type="time" office:time-value="PT19H38M04S" calcext:value-type="time">
            <text:p>19:38:04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Corredor19</text:p>
          </table:table-cell>
          <table:table-cell table:style-name="ce3"/>
          <table:table-cell table:style-name="ce3" office:value-type="string" calcext:value-type="string">
            <text:p>Club19</text:p>
          </table:table-cell>
          <table:table-cell table:style-name="ce7" table:formula="of:=[.F20]+[.$K$5]" office:value-type="time" office:time-value="PT19H03M59.99999616S" calcext:value-type="time">
            <text:p>19:04:00</text:p>
          </table:table-cell>
          <table:table-cell table:style-name="ce10" office:value-type="time" office:time-value="PT19H19M03S" calcext:value-type="time">
            <text:p>19:19:03</text:p>
          </table:table-cell>
          <table:table-cell table:style-name="ce12" office:value-type="time" office:time-value="PT19H44M29S" calcext:value-type="time">
            <text:p>19:44:29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Corredor20</text:p>
          </table:table-cell>
          <table:table-cell table:style-name="ce3"/>
          <table:table-cell table:style-name="ce3" office:value-type="string" calcext:value-type="string">
            <text:p>Club20</text:p>
          </table:table-cell>
          <table:table-cell table:style-name="ce7" table:formula="of:=[.F21]+[.$K$5]" office:value-type="time" office:time-value="PT19H04M59.99999616S" calcext:value-type="time">
            <text:p>19:05:00</text:p>
          </table:table-cell>
          <table:table-cell table:style-name="ce10"/>
          <table:table-cell table:style-name="ce12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Corredor21</text:p>
          </table:table-cell>
          <table:table-cell table:style-name="ce3"/>
          <table:table-cell table:style-name="ce3" office:value-type="string" calcext:value-type="string">
            <text:p>Club21</text:p>
          </table:table-cell>
          <table:table-cell table:style-name="ce7" table:formula="of:=[.F22]+[.$K$5]" office:value-type="time" office:time-value="PT19H05M59.99999616S" calcext:value-type="time">
            <text:p>19:06:00</text:p>
          </table:table-cell>
          <table:table-cell table:style-name="ce10" office:value-type="time" office:time-value="PT19H22M16S" calcext:value-type="time">
            <text:p>19:22:16</text:p>
          </table:table-cell>
          <table:table-cell table:style-name="ce12" office:value-type="time" office:time-value="PT19H45M34S" calcext:value-type="time">
            <text:p>19:45:34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Corredor22</text:p>
          </table:table-cell>
          <table:table-cell table:style-name="ce3"/>
          <table:table-cell table:style-name="ce3" office:value-type="string" calcext:value-type="string">
            <text:p>Club22</text:p>
          </table:table-cell>
          <table:table-cell table:style-name="ce7" table:formula="of:=[.F23]+[.$K$5]" office:value-type="time" office:time-value="PT19H06M59.99999616S" calcext:value-type="time">
            <text:p>19:07:00</text:p>
          </table:table-cell>
          <table:table-cell table:style-name="ce10" office:value-type="time" office:time-value="PT19H26M09S" calcext:value-type="time">
            <text:p>19:26:09</text:p>
          </table:table-cell>
          <table:table-cell table:style-name="ce12" office:value-type="time" office:time-value="PT19H56M12S" calcext:value-type="time">
            <text:p>19:56:12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Corredor23</text:p>
          </table:table-cell>
          <table:table-cell table:style-name="ce3"/>
          <table:table-cell table:style-name="ce3" office:value-type="string" calcext:value-type="string">
            <text:p>Club23</text:p>
          </table:table-cell>
          <table:table-cell table:style-name="ce7" table:formula="of:=[.F24]+[.$K$5]" office:value-type="time" office:time-value="PT19H07M59.99999616S" calcext:value-type="time">
            <text:p>19:08:00</text:p>
          </table:table-cell>
          <table:table-cell table:style-name="ce10" office:value-type="time" office:time-value="PT19H25M33S" calcext:value-type="time">
            <text:p>19:25:33</text:p>
          </table:table-cell>
          <table:table-cell table:style-name="ce12" office:value-type="time" office:time-value="PT19H51M47S" calcext:value-type="time">
            <text:p>19:51:47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Corredor24</text:p>
          </table:table-cell>
          <table:table-cell table:style-name="ce3"/>
          <table:table-cell table:style-name="ce3" office:value-type="string" calcext:value-type="string">
            <text:p>Club24</text:p>
          </table:table-cell>
          <table:table-cell table:style-name="ce7" table:formula="of:=[.F25]+[.$K$5]" office:value-type="time" office:time-value="PT19H08M59.99999616S" calcext:value-type="time">
            <text:p>19:09:00</text:p>
          </table:table-cell>
          <table:table-cell table:style-name="ce10" office:value-type="time" office:time-value="PT19H24M09S" calcext:value-type="time">
            <text:p>19:24:09</text:p>
          </table:table-cell>
          <table:table-cell table:style-name="ce12" office:value-type="time" office:time-value="PT19H45M04S" calcext:value-type="time">
            <text:p>19:45:04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 table:number-columns-repeated="2"/>
          <table:table-cell table:style-name="ce7"/>
          <table:table-cell table:style-name="ce10"/>
          <table:table-cell table:style-name="ce12"/>
          <table:table-cell table:number-columns-repeated="2"/>
          <table:table-cell table:style-name="ce1"/>
          <table:table-cell table:number-columns-repeated="1013"/>
        </table:table-row>
        <table:table-row table:style-name="ro1" table:number-rows-repeated="3">
          <table:table-cell table:style-name="ce1"/>
          <table:table-cell table:style-name="ce3" table:number-columns-repeated="4"/>
          <table:table-cell table:style-name="ce8"/>
          <table:table-cell table:style-name="ce10"/>
          <table:table-cell table:style-name="ce12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3" table:number-columns-repeated="7"/>
          <table:table-cell table:number-columns-repeated="2"/>
          <table:table-cell table:style-name="ce1"/>
          <table:table-cell table:number-columns-repeated="1013"/>
        </table:table-row>
        <table:table-row table:style-name="ro1" table:number-rows-repeated="970">
          <table:table-cell table:style-name="ce1" table:number-columns-repeated="8"/>
          <table:table-cell table:number-columns-repeated="2"/>
          <table:table-cell table:style-name="ce1"/>
          <table:table-cell table:number-columns-repeated="101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gmentos" table:style-name="ta2">
        <table:table-column table:style-name="co1" table:number-columns-repeated="2" table:default-cell-style-name="Default"/>
        <table:table-column table:style-name="co11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1016" table:default-cell-style-name="Default"/>
        <table:table-row table:style-name="ro1">
          <table:table-cell table:style-name="ce1"/>
          <table:table-cell table:style-name="ce17" table:number-columns-repeated="7"/>
          <table:table-cell table:number-columns-repeated="1016"/>
        </table:table-row>
        <table:table-row table:style-name="ro1">
          <table:table-cell table:style-name="ce1"/>
          <table:table-cell table:style-name="ce18" office:value-type="string" calcext:value-type="string">
            <text:p>Dorsal</text:p>
          </table:table-cell>
          <table:table-cell table:style-name="ce18" office:value-type="string" calcext:value-type="string">
            <text:p>Nombre</text:p>
          </table:table-cell>
          <table:table-cell table:style-name="ce18" office:value-type="string" calcext:value-type="string">
            <text:p>Edad</text:p>
          </table:table-cell>
          <table:table-cell table:style-name="ce18" office:value-type="string" calcext:value-type="string">
            <text:p>Club/Ciudad</text:p>
          </table:table-cell>
          <table:table-cell table:style-name="ce22" office:value-type="string" calcext:value-type="string">
            <text:p>Tiempo Segmento 1</text:p>
          </table:table-cell>
          <table:table-cell table:style-name="ce22" office:value-type="string" calcext:value-type="string">
            <text:p>Tiempo Segmento 2</text:p>
          </table:table-cell>
          <table:table-cell table:style-name="ce22" office:value-type="string" calcext:value-type="string">
            <text:p>Tiempo total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4" table:formula="of:=[$'Registro de tiempos'.C3]" office:value-type="string" office:string-value="Corredor1" calcext:value-type="string">
            <text:p>Corredor1</text:p>
          </table:table-cell>
          <table:table-cell table:style-name="ce19" office:value-type="float" office:value="13" calcext:value-type="float">
            <text:p>13</text:p>
          </table:table-cell>
          <table:table-cell table:style-name="ce3" table:formula="of:=[$'Registro de tiempos'.E3]" office:value-type="string" office:string-value="Club1" calcext:value-type="string">
            <text:p>Club1</text:p>
          </table:table-cell>
          <table:table-cell table:style-name="ce23" table:formula="of:=IF([$'Registro de tiempos'.G3]&lt;&gt;&quot;&quot;; [$'Registro de tiempos'.G3]-[$'Registro de tiempos'.F3]; &quot;&quot;)" office:value-type="time" office:time-value="PT00H18M09.000000288S" calcext:value-type="time">
            <text:p>00:18:09</text:p>
          </table:table-cell>
          <table:table-cell table:style-name="ce23" table:formula="of:=IF([$'Registro de tiempos'.H3]&lt;&gt;&quot;&quot;; [$'Registro de tiempos'.H3]-[$'Registro de tiempos'.G3]; &quot;&quot;)" office:value-type="time" office:time-value="PT00H23M34.999999584S" calcext:value-type="time">
            <text:p>00:23:35</text:p>
          </table:table-cell>
          <table:table-cell table:style-name="ce23" table:formula="of:=IF([.G3]&lt;&gt;&quot;&quot;; [.F3]+[.G3]; &quot;&quot;)" office:value-type="time" office:time-value="PT00H41M43.999999872S" calcext:value-type="time">
            <text:p>00:41:4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4" table:formula="of:=[$'Registro de tiempos'.C4]" office:value-type="string" office:string-value="Corredor2" calcext:value-type="string">
            <text:p>Corredor2</text:p>
          </table:table-cell>
          <table:table-cell table:style-name="ce19" office:value-type="float" office:value="20" calcext:value-type="float">
            <text:p>20</text:p>
          </table:table-cell>
          <table:table-cell table:style-name="ce3" table:formula="of:=[$'Registro de tiempos'.E4]" office:value-type="string" office:string-value="Club2" calcext:value-type="string">
            <text:p>Club2</text:p>
          </table:table-cell>
          <table:table-cell table:style-name="ce23" table:formula="of:=IF([$'Registro de tiempos'.G4]&lt;&gt;&quot;&quot;; [$'Registro de tiempos'.G4]-[$'Registro de tiempos'.F4]; &quot;&quot;)" office:value-type="time" office:time-value="PT00H21M53.000000064S" calcext:value-type="time">
            <text:p>00:21:53</text:p>
          </table:table-cell>
          <table:table-cell table:style-name="ce23" table:formula="of:=IF([$'Registro de tiempos'.H4]&lt;&gt;&quot;&quot;; [$'Registro de tiempos'.H4]-[$'Registro de tiempos'.G4]; &quot;&quot;)" office:value-type="time" office:time-value="PT00H19M38.999999712S" calcext:value-type="time">
            <text:p>00:19:39</text:p>
          </table:table-cell>
          <table:table-cell table:style-name="ce23" table:formula="of:=IF([.G4]&lt;&gt;&quot;&quot;; [.F4]+[.G4]; &quot;&quot;)" office:value-type="time" office:time-value="PT00H41M31.999999776S" calcext:value-type="time">
            <text:p>00:41:32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4" table:formula="of:=[$'Registro de tiempos'.C5]" office:value-type="string" office:string-value="Corredor3" calcext:value-type="string">
            <text:p>Corredor3</text:p>
          </table:table-cell>
          <table:table-cell table:style-name="ce19" office:value-type="float" office:value="24" calcext:value-type="float">
            <text:p>24</text:p>
          </table:table-cell>
          <table:table-cell table:style-name="ce3" table:formula="of:=[$'Registro de tiempos'.E5]" office:value-type="string" office:string-value="Club3" calcext:value-type="string">
            <text:p>Club3</text:p>
          </table:table-cell>
          <table:table-cell table:style-name="ce23" table:formula="of:=IF([$'Registro de tiempos'.G5]&lt;&gt;&quot;&quot;; [$'Registro de tiempos'.G5]-[$'Registro de tiempos'.F5]; &quot;&quot;)" office:value-type="time" office:time-value="PT00H15M45S" calcext:value-type="time">
            <text:p>00:15:45</text:p>
          </table:table-cell>
          <table:table-cell table:style-name="ce23" table:formula="of:=IF([$'Registro de tiempos'.H5]&lt;&gt;&quot;&quot;; [$'Registro de tiempos'.H5]-[$'Registro de tiempos'.G5]; &quot;&quot;)" office:value-type="time" office:time-value="PT00H20M51.999999936S" calcext:value-type="time">
            <text:p>00:20:52</text:p>
          </table:table-cell>
          <table:table-cell table:style-name="ce23" table:formula="of:=IF([.G5]&lt;&gt;&quot;&quot;; [.F5]+[.G5]; &quot;&quot;)" office:value-type="time" office:time-value="PT00H36M36.999999936S" calcext:value-type="time">
            <text:p>00:36:37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5" calcext:value-type="float">
            <text:p>5</text:p>
          </table:table-cell>
          <table:table-cell table:style-name="ce4" table:formula="of:=[$'Registro de tiempos'.C6]" office:value-type="string" office:string-value="Corredor4" calcext:value-type="string">
            <text:p>Corredor4</text:p>
          </table:table-cell>
          <table:table-cell table:style-name="ce19" office:value-type="float" office:value="34" calcext:value-type="float">
            <text:p>34</text:p>
          </table:table-cell>
          <table:table-cell table:style-name="ce3" table:formula="of:=[$'Registro de tiempos'.E6]" office:value-type="string" office:string-value="Club4" calcext:value-type="string">
            <text:p>Club4</text:p>
          </table:table-cell>
          <table:table-cell table:style-name="ce23" table:formula="of:=IF([$'Registro de tiempos'.G6]&lt;&gt;&quot;&quot;; [$'Registro de tiempos'.G6]-[$'Registro de tiempos'.F6]; &quot;&quot;)" office:value-type="time" office:time-value="PT00H15M30.000000096S" calcext:value-type="time">
            <text:p>00:15:30</text:p>
          </table:table-cell>
          <table:table-cell table:style-name="ce23" table:formula="of:=IF([$'Registro de tiempos'.H6]&lt;&gt;&quot;&quot;; [$'Registro de tiempos'.H6]-[$'Registro de tiempos'.G6]; &quot;&quot;)" office:value-type="time" office:time-value="PT00H18M37.999999584S" calcext:value-type="time">
            <text:p>00:18:38</text:p>
          </table:table-cell>
          <table:table-cell table:style-name="ce23" table:formula="of:=IF([.G6]&lt;&gt;&quot;&quot;; [.F6]+[.G6]; &quot;&quot;)" office:value-type="time" office:time-value="PT00H34M07.99999968S" calcext:value-type="time">
            <text:p>00:34:08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6" calcext:value-type="float">
            <text:p>6</text:p>
          </table:table-cell>
          <table:table-cell table:style-name="ce4" table:formula="of:=[$'Registro de tiempos'.C7]" office:value-type="string" office:string-value="Corredor5" calcext:value-type="string">
            <text:p>Corredor5</text:p>
          </table:table-cell>
          <table:table-cell table:style-name="ce19" office:value-type="float" office:value="32" calcext:value-type="float">
            <text:p>32</text:p>
          </table:table-cell>
          <table:table-cell table:style-name="ce3" table:formula="of:=[$'Registro de tiempos'.E7]" office:value-type="string" office:string-value="Club5" calcext:value-type="string">
            <text:p>Club5</text:p>
          </table:table-cell>
          <table:table-cell table:style-name="ce23" table:formula="of:=IF([$'Registro de tiempos'.G7]&lt;&gt;&quot;&quot;; [$'Registro de tiempos'.G7]-[$'Registro de tiempos'.F7]; &quot;&quot;)" office:value-type="time" office:time-value="PT00H15M01.999999584S" calcext:value-type="time">
            <text:p>00:15:02</text:p>
          </table:table-cell>
          <table:table-cell table:style-name="ce23" table:formula="of:=IF([$'Registro de tiempos'.H7]&lt;&gt;&quot;&quot;; [$'Registro de tiempos'.H7]-[$'Registro de tiempos'.G7]; &quot;&quot;)" office:value-type="time" office:time-value="PT00H20M10.000000032S" calcext:value-type="time">
            <text:p>00:20:10</text:p>
          </table:table-cell>
          <table:table-cell table:style-name="ce23" table:formula="of:=IF([.G7]&lt;&gt;&quot;&quot;; [.F7]+[.G7]; &quot;&quot;)" office:value-type="time" office:time-value="PT00H35M11.999999616S" calcext:value-type="time">
            <text:p>00:35:12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7" calcext:value-type="float">
            <text:p>7</text:p>
          </table:table-cell>
          <table:table-cell table:style-name="ce4" table:formula="of:=[$'Registro de tiempos'.C8]" office:value-type="string" office:string-value="Corredor6" calcext:value-type="string">
            <text:p>Corredor6</text:p>
          </table:table-cell>
          <table:table-cell table:style-name="ce19" office:value-type="float" office:value="15" calcext:value-type="float">
            <text:p>15</text:p>
          </table:table-cell>
          <table:table-cell table:style-name="ce3" table:formula="of:=[$'Registro de tiempos'.E8]" office:value-type="string" office:string-value="Club6" calcext:value-type="string">
            <text:p>Club6</text:p>
          </table:table-cell>
          <table:table-cell table:style-name="ce23" table:formula="of:=IF([$'Registro de tiempos'.G8]&lt;&gt;&quot;&quot;; [$'Registro de tiempos'.G8]-[$'Registro de tiempos'.F8]; &quot;&quot;)" office:value-type="time" office:time-value="PT00H13M59.999999981S" calcext:value-type="time">
            <text:p>00:14:00</text:p>
          </table:table-cell>
          <table:table-cell table:style-name="ce23" table:formula="of:=IF([$'Registro de tiempos'.H8]&lt;&gt;&quot;&quot;; [$'Registro de tiempos'.H8]-[$'Registro de tiempos'.G8]; &quot;&quot;)" office:value-type="time" office:time-value="PT00H19M40.000000224S" calcext:value-type="time">
            <text:p>00:19:40</text:p>
          </table:table-cell>
          <table:table-cell table:style-name="ce23" table:formula="of:=IF([.G8]&lt;&gt;&quot;&quot;; [.F8]+[.G8]; &quot;&quot;)" office:value-type="time" office:time-value="PT00H33M40.000000205S" calcext:value-type="time">
            <text:p>00:33:4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4" table:formula="of:=[$'Registro de tiempos'.C9]" office:value-type="string" office:string-value="Corredor7" calcext:value-type="string">
            <text:p>Corredor7</text:p>
          </table:table-cell>
          <table:table-cell table:style-name="ce21"/>
          <table:table-cell table:style-name="ce3" table:formula="of:=[$'Registro de tiempos'.E9]" office:value-type="string" office:string-value="Club7" calcext:value-type="string">
            <text:p>Club7</text:p>
          </table:table-cell>
          <table:table-cell table:style-name="ce23" table:formula="of:=IF([$'Registro de tiempos'.G9]&lt;&gt;&quot;&quot;; [$'Registro de tiempos'.G9]-[$'Registro de tiempos'.F9]; &quot;&quot;)" office:value-type="time" office:time-value="PT00H21M09S" calcext:value-type="time">
            <text:p>00:21:09</text:p>
          </table:table-cell>
          <table:table-cell table:style-name="ce23" table:formula="of:=IF([$'Registro de tiempos'.H9]&lt;&gt;&quot;&quot;; [$'Registro de tiempos'.H9]-[$'Registro de tiempos'.G9]; &quot;&quot;)" office:value-type="time" office:time-value="PT00H32M43.000000224S" calcext:value-type="time">
            <text:p>00:32:43</text:p>
          </table:table-cell>
          <table:table-cell table:style-name="ce23" table:formula="of:=IF([.G9]&lt;&gt;&quot;&quot;; [.F9]+[.G9]; &quot;&quot;)" office:value-type="time" office:time-value="PT00H53M52.000000224S" calcext:value-type="time">
            <text:p>00:53:52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9" calcext:value-type="float">
            <text:p>9</text:p>
          </table:table-cell>
          <table:table-cell table:style-name="ce4" table:formula="of:=[$'Registro de tiempos'.C10]" office:value-type="string" office:string-value="Corredor8" calcext:value-type="string">
            <text:p>Corredor8</text:p>
          </table:table-cell>
          <table:table-cell table:style-name="ce21"/>
          <table:table-cell table:style-name="ce3" table:formula="of:=[$'Registro de tiempos'.E10]" office:value-type="string" office:string-value="Club8" calcext:value-type="string">
            <text:p>Club8</text:p>
          </table:table-cell>
          <table:table-cell table:style-name="ce23" table:formula="of:=IF([$'Registro de tiempos'.G10]&lt;&gt;&quot;&quot;; [$'Registro de tiempos'.G10]-[$'Registro de tiempos'.F10]; &quot;&quot;)" office:value-type="time" office:time-value="PT00H14M41.999999712S" calcext:value-type="time">
            <text:p>00:14:42</text:p>
          </table:table-cell>
          <table:table-cell table:style-name="ce23" table:formula="of:=IF([$'Registro de tiempos'.H10]&lt;&gt;&quot;&quot;; [$'Registro de tiempos'.H10]-[$'Registro de tiempos'.G10]; &quot;&quot;)" office:value-type="time" office:time-value="PT00H19M04.999999584S" calcext:value-type="time">
            <text:p>00:19:05</text:p>
          </table:table-cell>
          <table:table-cell table:style-name="ce23" table:formula="of:=IF([.G10]&lt;&gt;&quot;&quot;; [.F10]+[.G10]; &quot;&quot;)" office:value-type="time" office:time-value="PT00H33M46.999999296S" calcext:value-type="time">
            <text:p>00:33:47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4" table:formula="of:=[$'Registro de tiempos'.C11]" office:value-type="string" office:string-value="Corredor9" calcext:value-type="string">
            <text:p>Corredor9</text:p>
          </table:table-cell>
          <table:table-cell table:style-name="ce21"/>
          <table:table-cell table:style-name="ce3" table:formula="of:=[$'Registro de tiempos'.E11]" office:value-type="string" office:string-value="Club9" calcext:value-type="string">
            <text:p>Club9</text:p>
          </table:table-cell>
          <table:table-cell table:style-name="ce23" table:formula="of:=IF([$'Registro de tiempos'.G11]&lt;&gt;&quot;&quot;; [$'Registro de tiempos'.G11]-[$'Registro de tiempos'.F11]; &quot;&quot;)" office:value-type="time" office:time-value="PT00H16M09.000000192S" calcext:value-type="time">
            <text:p>00:16:09</text:p>
          </table:table-cell>
          <table:table-cell table:style-name="ce23" table:formula="of:=IF([$'Registro de tiempos'.H11]&lt;&gt;&quot;&quot;; [$'Registro de tiempos'.H11]-[$'Registro de tiempos'.G11]; &quot;&quot;)" office:value-type="time" office:time-value="PT00H26M01.99999968S" calcext:value-type="time">
            <text:p>00:26:02</text:p>
          </table:table-cell>
          <table:table-cell table:style-name="ce23" table:formula="of:=IF([.G11]&lt;&gt;&quot;&quot;; [.F11]+[.G11]; &quot;&quot;)" office:value-type="time" office:time-value="PT00H42M10.999999872S" calcext:value-type="time">
            <text:p>00:42:11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11" calcext:value-type="float">
            <text:p>11</text:p>
          </table:table-cell>
          <table:table-cell table:style-name="ce4" table:formula="of:=[$'Registro de tiempos'.C12]" office:value-type="string" office:string-value="Corredor10" calcext:value-type="string">
            <text:p>Corredor10</text:p>
          </table:table-cell>
          <table:table-cell table:style-name="ce19" office:value-type="float" office:value="45" calcext:value-type="float">
            <text:p>45</text:p>
          </table:table-cell>
          <table:table-cell table:style-name="ce3" table:formula="of:=[$'Registro de tiempos'.E12]" office:value-type="string" office:string-value="Club10" calcext:value-type="string">
            <text:p>Club10</text:p>
          </table:table-cell>
          <table:table-cell table:style-name="ce23" table:formula="of:=IF([$'Registro de tiempos'.G12]&lt;&gt;&quot;&quot;; [$'Registro de tiempos'.G12]-[$'Registro de tiempos'.F12]; &quot;&quot;)" office:value-type="time" office:time-value="PT00H13M38.000000035S" calcext:value-type="time">
            <text:p>00:13:38</text:p>
          </table:table-cell>
          <table:table-cell table:style-name="ce23" table:formula="of:=IF([$'Registro de tiempos'.H12]&lt;&gt;&quot;&quot;; [$'Registro de tiempos'.H12]-[$'Registro de tiempos'.G12]; &quot;&quot;)" office:value-type="time" office:time-value="PT00H17M25.000000224S" calcext:value-type="time">
            <text:p>00:17:25</text:p>
          </table:table-cell>
          <table:table-cell table:style-name="ce23" table:formula="of:=IF([.G12]&lt;&gt;&quot;&quot;; [.F12]+[.G12]; &quot;&quot;)" office:value-type="time" office:time-value="PT00H31M03.000000259S" calcext:value-type="time">
            <text:p>00:31:03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12" calcext:value-type="float">
            <text:p>12</text:p>
          </table:table-cell>
          <table:table-cell table:style-name="ce4" table:formula="of:=[$'Registro de tiempos'.C13]" office:value-type="string" office:string-value="Corredor11" calcext:value-type="string">
            <text:p>Corredor11</text:p>
          </table:table-cell>
          <table:table-cell table:style-name="ce19" office:value-type="float" office:value="38" calcext:value-type="float">
            <text:p>38</text:p>
          </table:table-cell>
          <table:table-cell table:style-name="ce3" table:formula="of:=[$'Registro de tiempos'.E13]" office:value-type="string" office:string-value="Club11" calcext:value-type="string">
            <text:p>Club11</text:p>
          </table:table-cell>
          <table:table-cell table:style-name="ce23" table:formula="of:=IF([$'Registro de tiempos'.G13]&lt;&gt;&quot;&quot;; [$'Registro de tiempos'.G13]-[$'Registro de tiempos'.F13]; &quot;&quot;)" office:value-type="time" office:time-value="PT00H14M38.000000256S" calcext:value-type="time">
            <text:p>00:14:38</text:p>
          </table:table-cell>
          <table:table-cell table:style-name="ce23" table:formula="of:=IF([$'Registro de tiempos'.H13]&lt;&gt;&quot;&quot;; [$'Registro de tiempos'.H13]-[$'Registro de tiempos'.G13]; &quot;&quot;)" office:value-type="time" office:time-value="PT00H20M17.00000016S" calcext:value-type="time">
            <text:p>00:20:17</text:p>
          </table:table-cell>
          <table:table-cell table:style-name="ce23" table:formula="of:=IF([.G13]&lt;&gt;&quot;&quot;; [.F13]+[.G13]; &quot;&quot;)" office:value-type="time" office:time-value="PT00H34M55.000000416S" calcext:value-type="time">
            <text:p>00:34:55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13" calcext:value-type="float">
            <text:p>13</text:p>
          </table:table-cell>
          <table:table-cell table:style-name="ce4" table:formula="of:=[$'Registro de tiempos'.C14]" office:value-type="string" office:string-value="Corredor12" calcext:value-type="string">
            <text:p>Corredor12</text:p>
          </table:table-cell>
          <table:table-cell table:style-name="ce19" office:value-type="float" office:value="18" calcext:value-type="float">
            <text:p>18</text:p>
          </table:table-cell>
          <table:table-cell table:style-name="ce3" table:formula="of:=[$'Registro de tiempos'.E14]" office:value-type="string" office:string-value="Club12" calcext:value-type="string">
            <text:p>Club12</text:p>
          </table:table-cell>
          <table:table-cell table:style-name="ce23" table:formula="of:=IF([$'Registro de tiempos'.G14]&lt;&gt;&quot;&quot;; [$'Registro de tiempos'.G14]-[$'Registro de tiempos'.F14]; &quot;&quot;)" office:value-type="time" office:time-value="PT00H16M34.99999968S" calcext:value-type="time">
            <text:p>00:16:35</text:p>
          </table:table-cell>
          <table:table-cell table:style-name="ce23" table:formula="of:=IF([$'Registro de tiempos'.H14]&lt;&gt;&quot;&quot;; [$'Registro de tiempos'.H14]-[$'Registro de tiempos'.G14]; &quot;&quot;)" office:value-type="time" office:time-value="PT00H22M24.000000384S" calcext:value-type="time">
            <text:p>00:22:24</text:p>
          </table:table-cell>
          <table:table-cell table:style-name="ce23" table:formula="of:=IF([.G14]&lt;&gt;&quot;&quot;; [.F14]+[.G14]; &quot;&quot;)" office:value-type="time" office:time-value="PT00H38M59.000000064S" calcext:value-type="time">
            <text:p>00:38:59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14" calcext:value-type="float">
            <text:p>14</text:p>
          </table:table-cell>
          <table:table-cell table:style-name="ce4" table:formula="of:=[$'Registro de tiempos'.C15]" office:value-type="string" office:string-value="Corredor13" calcext:value-type="string">
            <text:p>Corredor13</text:p>
          </table:table-cell>
          <table:table-cell table:style-name="ce19" office:value-type="float" office:value="19" calcext:value-type="float">
            <text:p>19</text:p>
          </table:table-cell>
          <table:table-cell table:style-name="ce3" table:formula="of:=[$'Registro de tiempos'.E15]" office:value-type="string" office:string-value="Club13" calcext:value-type="string">
            <text:p>Club13</text:p>
          </table:table-cell>
          <table:table-cell table:style-name="ce23" table:formula="of:=IF([$'Registro de tiempos'.G15]&lt;&gt;&quot;&quot;; [$'Registro de tiempos'.G15]-[$'Registro de tiempos'.F15]; &quot;&quot;)" office:value-type="time" office:time-value="PT00H17M22.000000416S" calcext:value-type="time">
            <text:p>00:17:22</text:p>
          </table:table-cell>
          <table:table-cell table:style-name="ce23" table:formula="of:=IF([$'Registro de tiempos'.H15]&lt;&gt;&quot;&quot;; [$'Registro de tiempos'.H15]-[$'Registro de tiempos'.G15]; &quot;&quot;)" office:value-type="time" office:time-value="PT00H28M25.999999968S" calcext:value-type="time">
            <text:p>00:28:26</text:p>
          </table:table-cell>
          <table:table-cell table:style-name="ce23" table:formula="of:=IF([.G15]&lt;&gt;&quot;&quot;; [.F15]+[.G15]; &quot;&quot;)" office:value-type="time" office:time-value="PT00H45M48.000000384S" calcext:value-type="time">
            <text:p>00:45:48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15" calcext:value-type="float">
            <text:p>15</text:p>
          </table:table-cell>
          <table:table-cell table:style-name="ce4" table:formula="of:=[$'Registro de tiempos'.C16]" office:value-type="string" office:string-value="Corredor14" calcext:value-type="string">
            <text:p>Corredor14</text:p>
          </table:table-cell>
          <table:table-cell table:style-name="ce19" office:value-type="float" office:value="38" calcext:value-type="float">
            <text:p>38</text:p>
          </table:table-cell>
          <table:table-cell table:style-name="ce3" table:formula="of:=[$'Registro de tiempos'.E16]" office:value-type="string" office:string-value="Club14" calcext:value-type="string">
            <text:p>Club14</text:p>
          </table:table-cell>
          <table:table-cell table:style-name="ce23" table:formula="of:=IF([$'Registro de tiempos'.G16]&lt;&gt;&quot;&quot;; [$'Registro de tiempos'.G16]-[$'Registro de tiempos'.F16]; &quot;&quot;)" office:value-type="time" office:time-value="PT00H13M39.000000029S" calcext:value-type="time">
            <text:p>00:13:39</text:p>
          </table:table-cell>
          <table:table-cell table:style-name="ce23" table:formula="of:=IF([$'Registro de tiempos'.H16]&lt;&gt;&quot;&quot;; [$'Registro de tiempos'.H16]-[$'Registro de tiempos'.G16]; &quot;&quot;)" office:value-type="time" office:time-value="PT00H17M10.999999968S" calcext:value-type="time">
            <text:p>00:17:11</text:p>
          </table:table-cell>
          <table:table-cell table:style-name="ce23" table:formula="of:=IF([.G16]&lt;&gt;&quot;&quot;; [.F16]+[.G16]; &quot;&quot;)" office:value-type="time" office:time-value="PT00H30M49.999999997S" calcext:value-type="time">
            <text:p>00:30:5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16" calcext:value-type="float">
            <text:p>16</text:p>
          </table:table-cell>
          <table:table-cell table:style-name="ce4" table:formula="of:=[$'Registro de tiempos'.C17]" office:value-type="string" office:string-value="Corredor15" calcext:value-type="string">
            <text:p>Corredor15</text:p>
          </table:table-cell>
          <table:table-cell table:style-name="ce19" office:value-type="float" office:value="22" calcext:value-type="float">
            <text:p>22</text:p>
          </table:table-cell>
          <table:table-cell table:style-name="ce3" table:formula="of:=[$'Registro de tiempos'.E17]" office:value-type="string" office:string-value="Club15" calcext:value-type="string">
            <text:p>Club15</text:p>
          </table:table-cell>
          <table:table-cell table:style-name="ce23" table:formula="of:=IF([$'Registro de tiempos'.G17]&lt;&gt;&quot;&quot;; [$'Registro de tiempos'.G17]-[$'Registro de tiempos'.F17]; &quot;&quot;)" office:value-type="time" office:time-value="PT00H18M05.999999616S" calcext:value-type="time">
            <text:p>00:18:06</text:p>
          </table:table-cell>
          <table:table-cell table:style-name="ce23" table:formula="of:=IF([$'Registro de tiempos'.H17]&lt;&gt;&quot;&quot;; [$'Registro de tiempos'.H17]-[$'Registro de tiempos'.G17]; &quot;&quot;)" office:value-type="time" office:time-value="PT00H27M56.999999808S" calcext:value-type="time">
            <text:p>00:27:57</text:p>
          </table:table-cell>
          <table:table-cell table:style-name="ce23" table:formula="of:=IF([.G17]&lt;&gt;&quot;&quot;; [.F17]+[.G17]; &quot;&quot;)" office:value-type="time" office:time-value="PT00H46M02.999999424S" calcext:value-type="time">
            <text:p>00:46:03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17" calcext:value-type="float">
            <text:p>17</text:p>
          </table:table-cell>
          <table:table-cell table:style-name="ce4" table:formula="of:=[$'Registro de tiempos'.C18]" office:value-type="string" office:string-value="Corredor16" calcext:value-type="string">
            <text:p>Corredor16</text:p>
          </table:table-cell>
          <table:table-cell table:style-name="ce19" office:value-type="float" office:value="39" calcext:value-type="float">
            <text:p>39</text:p>
          </table:table-cell>
          <table:table-cell table:style-name="ce3" table:formula="of:=[$'Registro de tiempos'.E18]" office:value-type="string" office:string-value="Club16" calcext:value-type="string">
            <text:p>Club16</text:p>
          </table:table-cell>
          <table:table-cell table:style-name="ce23" table:formula="of:=IF([$'Registro de tiempos'.G18]&lt;&gt;&quot;&quot;; [$'Registro de tiempos'.G18]-[$'Registro de tiempos'.F18]; &quot;&quot;)" office:value-type="time" office:time-value="PT00H18M24.99999984S" calcext:value-type="time">
            <text:p>00:18:25</text:p>
          </table:table-cell>
          <table:table-cell table:style-name="ce23" table:formula="of:=IF([$'Registro de tiempos'.H18]&lt;&gt;&quot;&quot;; [$'Registro de tiempos'.H18]-[$'Registro de tiempos'.G18]; &quot;&quot;)" office:value-type="time" office:time-value="PT00H26M10.999999968S" calcext:value-type="time">
            <text:p>00:26:11</text:p>
          </table:table-cell>
          <table:table-cell table:style-name="ce23" table:formula="of:=IF([.G18]&lt;&gt;&quot;&quot;; [.F18]+[.G18]; &quot;&quot;)" office:value-type="time" office:time-value="PT00H44M35.999999808S" calcext:value-type="time">
            <text:p>00:44:36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18" calcext:value-type="float">
            <text:p>18</text:p>
          </table:table-cell>
          <table:table-cell table:style-name="ce4" table:formula="of:=[$'Registro de tiempos'.C19]" office:value-type="string" office:string-value="Corredor17" calcext:value-type="string">
            <text:p>Corredor17</text:p>
          </table:table-cell>
          <table:table-cell table:style-name="ce19" office:value-type="float" office:value="44" calcext:value-type="float">
            <text:p>44</text:p>
          </table:table-cell>
          <table:table-cell table:style-name="ce3" table:formula="of:=[$'Registro de tiempos'.E19]" office:value-type="string" office:string-value="Club17" calcext:value-type="string">
            <text:p>Club17</text:p>
          </table:table-cell>
          <table:table-cell table:style-name="ce23" table:formula="of:=IF([$'Registro de tiempos'.G19]&lt;&gt;&quot;&quot;; [$'Registro de tiempos'.G19]-[$'Registro de tiempos'.F19]; &quot;&quot;)" office:value-type="time" office:time-value="PT00H16M07.000000032S" calcext:value-type="time">
            <text:p>00:16:07</text:p>
          </table:table-cell>
          <table:table-cell table:style-name="ce23" table:formula="of:=IF([$'Registro de tiempos'.H19]&lt;&gt;&quot;&quot;; [$'Registro de tiempos'.H19]-[$'Registro de tiempos'.G19]; &quot;&quot;)" office:value-type="time" office:time-value="PT00H22M19.000000416S" calcext:value-type="time">
            <text:p>00:22:19</text:p>
          </table:table-cell>
          <table:table-cell table:style-name="ce23" table:formula="of:=IF([.G19]&lt;&gt;&quot;&quot;; [.F19]+[.G19]; &quot;&quot;)" office:value-type="time" office:time-value="PT00H38M26.000000448S" calcext:value-type="time">
            <text:p>00:38:26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19" calcext:value-type="float">
            <text:p>19</text:p>
          </table:table-cell>
          <table:table-cell table:style-name="ce4" table:formula="of:=[$'Registro de tiempos'.C20]" office:value-type="string" office:string-value="Corredor18" calcext:value-type="string">
            <text:p>Corredor18</text:p>
          </table:table-cell>
          <table:table-cell table:style-name="ce19" office:value-type="float" office:value="20" calcext:value-type="float">
            <text:p>20</text:p>
          </table:table-cell>
          <table:table-cell table:style-name="ce3" table:formula="of:=[$'Registro de tiempos'.E20]" office:value-type="string" office:string-value="Club18" calcext:value-type="string">
            <text:p>Club18</text:p>
          </table:table-cell>
          <table:table-cell table:style-name="ce23" table:formula="of:=IF([$'Registro de tiempos'.G20]&lt;&gt;&quot;&quot;; [$'Registro de tiempos'.G20]-[$'Registro de tiempos'.F20]; &quot;&quot;)" office:value-type="time" office:time-value="PT00H14M53.999999808S" calcext:value-type="time">
            <text:p>00:14:54</text:p>
          </table:table-cell>
          <table:table-cell table:style-name="ce23" table:formula="of:=IF([$'Registro de tiempos'.H20]&lt;&gt;&quot;&quot;; [$'Registro de tiempos'.H20]-[$'Registro de tiempos'.G20]; &quot;&quot;)" office:value-type="time" office:time-value="PT00H20M10.000000032S" calcext:value-type="time">
            <text:p>00:20:10</text:p>
          </table:table-cell>
          <table:table-cell table:style-name="ce23" table:formula="of:=IF([.G20]&lt;&gt;&quot;&quot;; [.F20]+[.G20]; &quot;&quot;)" office:value-type="time" office:time-value="PT00H35M03.99999984S" calcext:value-type="time">
            <text:p>00:35:0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20" calcext:value-type="float">
            <text:p>20</text:p>
          </table:table-cell>
          <table:table-cell table:style-name="ce4" table:formula="of:=[$'Registro de tiempos'.C21]" office:value-type="string" office:string-value="Corredor19" calcext:value-type="string">
            <text:p>Corredor19</text:p>
          </table:table-cell>
          <table:table-cell table:style-name="ce19" office:value-type="float" office:value="39" calcext:value-type="float">
            <text:p>39</text:p>
          </table:table-cell>
          <table:table-cell table:style-name="ce3" table:formula="of:=[$'Registro de tiempos'.E21]" office:value-type="string" office:string-value="Club19" calcext:value-type="string">
            <text:p>Club19</text:p>
          </table:table-cell>
          <table:table-cell table:style-name="ce23" table:formula="of:=IF([$'Registro de tiempos'.G21]&lt;&gt;&quot;&quot;; [$'Registro de tiempos'.G21]-[$'Registro de tiempos'.F21]; &quot;&quot;)" office:value-type="time" office:time-value="PT00H15M03.000000096S" calcext:value-type="time">
            <text:p>00:15:03</text:p>
          </table:table-cell>
          <table:table-cell table:style-name="ce23" table:formula="of:=IF([$'Registro de tiempos'.H21]&lt;&gt;&quot;&quot;; [$'Registro de tiempos'.H21]-[$'Registro de tiempos'.G21]; &quot;&quot;)" office:value-type="time" office:time-value="PT00H25M26.000000256S" calcext:value-type="time">
            <text:p>00:25:26</text:p>
          </table:table-cell>
          <table:table-cell table:style-name="ce23" table:formula="of:=IF([.G21]&lt;&gt;&quot;&quot;; [.F21]+[.G21]; &quot;&quot;)" office:value-type="time" office:time-value="PT00H40M29.000000352S" calcext:value-type="time">
            <text:p>00:40:29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21" calcext:value-type="float">
            <text:p>21</text:p>
          </table:table-cell>
          <table:table-cell table:style-name="ce4" table:formula="of:=[$'Registro de tiempos'.C22]" office:value-type="string" office:string-value="Corredor20" calcext:value-type="string">
            <text:p>Corredor20</text:p>
          </table:table-cell>
          <table:table-cell table:style-name="ce19" office:value-type="float" office:value="50" calcext:value-type="float">
            <text:p>50</text:p>
          </table:table-cell>
          <table:table-cell table:style-name="ce3" table:formula="of:=[$'Registro de tiempos'.E22]" office:value-type="string" office:string-value="Club20" calcext:value-type="string">
            <text:p>Club20</text:p>
          </table:table-cell>
          <table:table-cell table:style-name="ce23" table:formula="of:=IF([$'Registro de tiempos'.G22]&lt;&gt;&quot;&quot;; [$'Registro de tiempos'.G22]-[$'Registro de tiempos'.F22]; &quot;&quot;)">
            <text:p/>
          </table:table-cell>
          <table:table-cell table:style-name="ce23" table:formula="of:=IF([$'Registro de tiempos'.H22]&lt;&gt;&quot;&quot;; [$'Registro de tiempos'.H22]-[$'Registro de tiempos'.G22]; &quot;&quot;)">
            <text:p/>
          </table:table-cell>
          <table:table-cell table:style-name="ce24" table:formula="of:=IF([.G22]&lt;&gt;&quot;&quot;; [.F22]+[.G22]; &quot;&quot;)">
            <text:p/>
          </table:table-cell>
          <table:table-cell table:style-name="ce16" office:value-type="string" calcext:value-type="string">
            <text:p>No presentado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3" office:value-type="float" office:value="22" calcext:value-type="float">
            <text:p>22</text:p>
          </table:table-cell>
          <table:table-cell table:style-name="ce4" table:formula="of:=[$'Registro de tiempos'.C23]" office:value-type="string" office:string-value="Corredor21" calcext:value-type="string">
            <text:p>Corredor21</text:p>
          </table:table-cell>
          <table:table-cell table:style-name="ce19" office:value-type="float" office:value="23" calcext:value-type="float">
            <text:p>23</text:p>
          </table:table-cell>
          <table:table-cell table:style-name="ce3" table:formula="of:=[$'Registro de tiempos'.E23]" office:value-type="string" office:string-value="Club21" calcext:value-type="string">
            <text:p>Club21</text:p>
          </table:table-cell>
          <table:table-cell table:style-name="ce23" table:formula="of:=IF([$'Registro de tiempos'.G23]&lt;&gt;&quot;&quot;; [$'Registro de tiempos'.G23]-[$'Registro de tiempos'.F23]; &quot;&quot;)" office:value-type="time" office:time-value="PT00H16M16.00000032S" calcext:value-type="time">
            <text:p>00:16:16</text:p>
          </table:table-cell>
          <table:table-cell table:style-name="ce23" table:formula="of:=IF([$'Registro de tiempos'.H23]&lt;&gt;&quot;&quot;; [$'Registro de tiempos'.H23]-[$'Registro de tiempos'.G23]; &quot;&quot;)" office:value-type="time" office:time-value="PT00H23M18.000000384S" calcext:value-type="time">
            <text:p>00:23:18</text:p>
          </table:table-cell>
          <table:table-cell table:style-name="ce23" table:formula="of:=IF([.G23]&lt;&gt;&quot;&quot;; [.F23]+[.G23]; &quot;&quot;)" office:value-type="time" office:time-value="PT00H39M34.000000704S" calcext:value-type="time">
            <text:p>00:39:3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23" calcext:value-type="float">
            <text:p>23</text:p>
          </table:table-cell>
          <table:table-cell table:style-name="ce4" table:formula="of:=[$'Registro de tiempos'.C24]" office:value-type="string" office:string-value="Corredor22" calcext:value-type="string">
            <text:p>Corredor22</text:p>
          </table:table-cell>
          <table:table-cell table:style-name="ce19" office:value-type="float" office:value="37" calcext:value-type="float">
            <text:p>37</text:p>
          </table:table-cell>
          <table:table-cell table:style-name="ce3" table:formula="of:=[$'Registro de tiempos'.E24]" office:value-type="string" office:string-value="Club22" calcext:value-type="string">
            <text:p>Club22</text:p>
          </table:table-cell>
          <table:table-cell table:style-name="ce23" table:formula="of:=IF([$'Registro de tiempos'.G24]&lt;&gt;&quot;&quot;; [$'Registro de tiempos'.G24]-[$'Registro de tiempos'.F24]; &quot;&quot;)" office:value-type="time" office:time-value="PT00H19M08.999999904S" calcext:value-type="time">
            <text:p>00:19:09</text:p>
          </table:table-cell>
          <table:table-cell table:style-name="ce23" table:formula="of:=IF([$'Registro de tiempos'.H24]&lt;&gt;&quot;&quot;; [$'Registro de tiempos'.H24]-[$'Registro de tiempos'.G24]; &quot;&quot;)" office:value-type="time" office:time-value="PT00H30M03.000000384S" calcext:value-type="time">
            <text:p>00:30:03</text:p>
          </table:table-cell>
          <table:table-cell table:style-name="ce23" table:formula="of:=IF([.G24]&lt;&gt;&quot;&quot;; [.F24]+[.G24]; &quot;&quot;)" office:value-type="time" office:time-value="PT00H49M12.000000288S" calcext:value-type="time">
            <text:p>00:49:12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24" calcext:value-type="float">
            <text:p>24</text:p>
          </table:table-cell>
          <table:table-cell table:style-name="ce4" table:formula="of:=[$'Registro de tiempos'.C25]" office:value-type="string" office:string-value="Corredor23" calcext:value-type="string">
            <text:p>Corredor23</text:p>
          </table:table-cell>
          <table:table-cell table:style-name="ce19" office:value-type="float" office:value="39" calcext:value-type="float">
            <text:p>39</text:p>
          </table:table-cell>
          <table:table-cell table:style-name="ce3" table:formula="of:=[$'Registro de tiempos'.E25]" office:value-type="string" office:string-value="Club23" calcext:value-type="string">
            <text:p>Club23</text:p>
          </table:table-cell>
          <table:table-cell table:style-name="ce23" table:formula="of:=IF([$'Registro de tiempos'.G25]&lt;&gt;&quot;&quot;; [$'Registro de tiempos'.G25]-[$'Registro de tiempos'.F25]; &quot;&quot;)" office:value-type="time" office:time-value="PT00H17M33S" calcext:value-type="time">
            <text:p>00:17:33</text:p>
          </table:table-cell>
          <table:table-cell table:style-name="ce23" table:formula="of:=IF([$'Registro de tiempos'.H25]&lt;&gt;&quot;&quot;; [$'Registro de tiempos'.H25]-[$'Registro de tiempos'.G25]; &quot;&quot;)" office:value-type="time" office:time-value="PT00H26M13.999999776S" calcext:value-type="time">
            <text:p>00:26:14</text:p>
          </table:table-cell>
          <table:table-cell table:style-name="ce23" table:formula="of:=IF([.G25]&lt;&gt;&quot;&quot;; [.F25]+[.G25]; &quot;&quot;)" office:value-type="time" office:time-value="PT00H43M46.999999776S" calcext:value-type="time">
            <text:p>00:43:47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float" office:value="25" calcext:value-type="float">
            <text:p>25</text:p>
          </table:table-cell>
          <table:table-cell table:style-name="ce4" table:formula="of:=[$'Registro de tiempos'.C26]" office:value-type="string" office:string-value="Corredor24" calcext:value-type="string">
            <text:p>Corredor24</text:p>
          </table:table-cell>
          <table:table-cell table:style-name="ce19" office:value-type="float" office:value="25" calcext:value-type="float">
            <text:p>25</text:p>
          </table:table-cell>
          <table:table-cell table:style-name="ce3" table:formula="of:=[$'Registro de tiempos'.E26]" office:value-type="string" office:string-value="Club24" calcext:value-type="string">
            <text:p>Club24</text:p>
          </table:table-cell>
          <table:table-cell table:style-name="ce23" table:formula="of:=IF([$'Registro de tiempos'.G26]&lt;&gt;&quot;&quot;; [$'Registro de tiempos'.G26]-[$'Registro de tiempos'.F26]; &quot;&quot;)" office:value-type="time" office:time-value="PT00H15M08.999999712S" calcext:value-type="time">
            <text:p>00:15:09</text:p>
          </table:table-cell>
          <table:table-cell table:style-name="ce23" table:formula="of:=IF([$'Registro de tiempos'.H26]&lt;&gt;&quot;&quot;; [$'Registro de tiempos'.H26]-[$'Registro de tiempos'.G26]; &quot;&quot;)" office:value-type="time" office:time-value="PT00H20M54.999999744S" calcext:value-type="time">
            <text:p>00:20:55</text:p>
          </table:table-cell>
          <table:table-cell table:style-name="ce23" table:formula="of:=IF([.G26]&lt;&gt;&quot;&quot;; [.F26]+[.G26]; &quot;&quot;)" office:value-type="time" office:time-value="PT00H36M03.999999456S" calcext:value-type="time">
            <text:p>00:36:0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9"/>
          <table:table-cell table:style-name="ce20"/>
          <table:table-cell table:style-name="ce19" table:number-columns-repeated="2"/>
          <table:table-cell table:style-name="ce23" table:formula="of:=IF([$'Registro de tiempos'.G27]&lt;&gt;&quot;&quot;; [$'Registro de tiempos'.G27]-[$'Registro de tiempos'.F27]; &quot;&quot;)">
            <text:p/>
          </table:table-cell>
          <table:table-cell table:style-name="ce23" table:formula="of:=IF([$'Registro de tiempos'.H27]&lt;&gt;&quot;&quot;; [$'Registro de tiempos'.H27]-[$'Registro de tiempos'.G27]; &quot;&quot;)">
            <text:p/>
          </table:table-cell>
          <table:table-cell table:style-name="ce24" table:formula="of:=IF([.G27]&lt;&gt;&quot;&quot;; [.F27]+[.G27]; &quot;&quot;)">
            <text:p/>
          </table:table-cell>
          <table:table-cell table:number-columns-repeated="1016"/>
        </table:table-row>
        <table:table-row table:style-name="ro1">
          <table:table-cell table:style-name="ce1"/>
          <table:table-cell table:style-name="ce19" table:number-columns-repeated="4"/>
          <table:table-cell table:style-name="ce23" table:formula="of:=IF([$'Registro de tiempos'.G28]&lt;&gt;&quot;&quot;; [$'Registro de tiempos'.G28]-[$'Registro de tiempos'.F28]; &quot;&quot;)">
            <text:p/>
          </table:table-cell>
          <table:table-cell table:style-name="ce23" table:formula="of:=IF([$'Registro de tiempos'.H28]&lt;&gt;&quot;&quot;; [$'Registro de tiempos'.H28]-[$'Registro de tiempos'.G28]; &quot;&quot;)">
            <text:p/>
          </table:table-cell>
          <table:table-cell table:style-name="ce24" table:formula="of:=IF([.G28]&lt;&gt;&quot;&quot;; [.F28]+[.G28]; &quot;&quot;)">
            <text:p/>
          </table:table-cell>
          <table:table-cell table:number-columns-repeated="1016"/>
        </table:table-row>
        <table:table-row table:style-name="ro1">
          <table:table-cell table:style-name="ce1"/>
          <table:table-cell table:style-name="ce19" table:number-columns-repeated="4"/>
          <table:table-cell table:style-name="ce23" table:formula="of:=IF([$'Registro de tiempos'.G29]&lt;&gt;&quot;&quot;; [$'Registro de tiempos'.G29]-[$'Registro de tiempos'.F29]; &quot;&quot;)">
            <text:p/>
          </table:table-cell>
          <table:table-cell table:style-name="ce23" table:formula="of:=IF([$'Registro de tiempos'.H29]&lt;&gt;&quot;&quot;; [$'Registro de tiempos'.H29]-[$'Registro de tiempos'.G29]; &quot;&quot;)">
            <text:p/>
          </table:table-cell>
          <table:table-cell table:style-name="ce24" table:formula="of:=IF([.G29]&lt;&gt;&quot;&quot;; [.F29]+[.G29]; &quot;&quot;)">
            <text:p/>
          </table:table-cell>
          <table:table-cell table:number-columns-repeated="1016"/>
        </table:table-row>
        <table:table-row table:style-name="ro1">
          <table:table-cell table:style-name="ce1"/>
          <table:table-cell table:style-name="ce19" table:number-columns-repeated="4"/>
          <table:table-cell table:style-name="ce23" table:formula="of:=IF([$'Registro de tiempos'.G30]&lt;&gt;&quot;&quot;; [$'Registro de tiempos'.G30]-[$'Registro de tiempos'.F30]; &quot;&quot;)">
            <text:p/>
          </table:table-cell>
          <table:table-cell table:style-name="ce23" table:formula="of:=IF([$'Registro de tiempos'.H30]&lt;&gt;&quot;&quot;; [$'Registro de tiempos'.H30]-[$'Registro de tiempos'.G30]; &quot;&quot;)">
            <text:p/>
          </table:table-cell>
          <table:table-cell table:style-name="ce24" table:formula="of:=IF([.G30]&lt;&gt;&quot;&quot;; [.F30]+[.G30]; &quot;&quot;)">
            <text:p/>
          </table:table-cell>
          <table:table-cell table:number-columns-repeated="1016"/>
        </table:table-row>
        <table:table-row table:style-name="ro1">
          <table:table-cell table:style-name="ce1"/>
          <table:table-cell table:style-name="ce19" table:number-columns-repeated="7"/>
          <table:table-cell table:number-columns-repeated="1016"/>
        </table:table-row>
        <table:table-row table:style-name="ro1" table:number-rows-repeated="970">
          <table:table-cell table:style-name="ce1"/>
          <table:table-cell table:style-name="ce17" table:number-columns-repeated="7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ificación" table:style-name="ta3">
        <table:table-column table:style-name="co8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1019" table:default-cell-style-name="Default"/>
        <table:table-row table:style-name="ro1" table:number-rows-repeated="2">
          <table:table-cell/>
          <table:table-cell table:style-name="ce1" table:number-columns-repeated="3"/>
          <table:table-cell table:style-name="ce33"/>
          <table:table-cell table:style-name="ce1"/>
          <table:table-cell table:number-columns-repeated="1018"/>
        </table:table-row>
        <table:table-row table:style-name="ro1">
          <table:table-cell/>
          <table:table-cell table:style-name="ce25" office:value-type="string" calcext:value-type="string">
            <text:p>Clasificación</text:p>
          </table:table-cell>
          <table:table-cell table:style-name="ce26" office:value-type="string" calcext:value-type="string">
            <text:p>Tiempo total</text:p>
          </table:table-cell>
          <table:table-cell table:style-name="ce30" office:value-type="string" calcext:value-type="string">
            <text:p>Dorsal</text:p>
          </table:table-cell>
          <table:table-cell table:style-name="ce30" office:value-type="string" calcext:value-type="string">
            <text:p>Nombre</text:p>
          </table:table-cell>
          <table:table-cell table:style-name="ce30" office:value-type="string" calcext:value-type="string">
            <text:p>Club/Ciudad</text:p>
          </table:table-cell>
          <table:table-cell table:style-name="ce34" office:value-type="string" calcext:value-type="string">
            <text:p>(empty)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27" office:value-type="time" office:time-value="PT00H30M49.999999997S" calcext:value-type="time">
            <text:p>00:30:5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Corredor14</text:p>
          </table:table-cell>
          <table:table-cell table:style-name="ce31" office:value-type="string" calcext:value-type="string">
            <text:p>Club14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27" office:value-type="time" office:time-value="PT00H31M03.000000259S" calcext:value-type="time">
            <text:p>00:31:0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Corredor10</text:p>
          </table:table-cell>
          <table:table-cell table:style-name="ce31" office:value-type="string" calcext:value-type="string">
            <text:p>Club10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27" office:value-type="time" office:time-value="PT00H33M40.000000205S" calcext:value-type="time">
            <text:p>00:33:4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Corredor6</text:p>
          </table:table-cell>
          <table:table-cell table:style-name="ce31" office:value-type="string" calcext:value-type="string">
            <text:p>Club6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27" office:value-type="time" office:time-value="PT00H33M46.999999296S" calcext:value-type="time">
            <text:p>00:33:4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Corredor8</text:p>
          </table:table-cell>
          <table:table-cell table:style-name="ce31" office:value-type="string" calcext:value-type="string">
            <text:p>Club8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27" office:value-type="time" office:time-value="PT00H34M07.99999968S" calcext:value-type="time">
            <text:p>00:34:0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Corredor4</text:p>
          </table:table-cell>
          <table:table-cell table:style-name="ce31" office:value-type="string" calcext:value-type="string">
            <text:p>Club4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27" office:value-type="time" office:time-value="PT00H34M55.000000416S" calcext:value-type="time">
            <text:p>00:34:5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Corredor11</text:p>
          </table:table-cell>
          <table:table-cell table:style-name="ce31" office:value-type="string" calcext:value-type="string">
            <text:p>Club11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27" office:value-type="time" office:time-value="PT00H35M03.99999984S" calcext:value-type="time">
            <text:p>00:35:0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Corredor18</text:p>
          </table:table-cell>
          <table:table-cell table:style-name="ce31" office:value-type="string" calcext:value-type="string">
            <text:p>Club18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27" office:value-type="time" office:time-value="PT00H35M11.999999616S" calcext:value-type="time">
            <text:p>00:35:1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Corredor5</text:p>
          </table:table-cell>
          <table:table-cell table:style-name="ce31" office:value-type="string" calcext:value-type="string">
            <text:p>Club5</text:p>
          </table:table-cell>
          <table:table-cell table:style-name="ce35"/>
          <table:table-cell table:number-columns-repeated="2"/>
          <table:table-cell table:style-name="ce16" office:value-type="string" calcext:value-type="string">
            <text:p>? 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27" office:value-type="time" office:time-value="PT00H36M03.999999456S" calcext:value-type="time">
            <text:p>00:36:0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Corredor24</text:p>
          </table:table-cell>
          <table:table-cell table:style-name="ce31" office:value-type="string" calcext:value-type="string">
            <text:p>Club24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27" office:value-type="time" office:time-value="PT00H36M36.999999936S" calcext:value-type="time">
            <text:p>00:36:3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Corredor3</text:p>
          </table:table-cell>
          <table:table-cell table:style-name="ce31" office:value-type="string" calcext:value-type="string">
            <text:p>Club3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27" office:value-type="time" office:time-value="PT00H38M26.000000448S" calcext:value-type="time">
            <text:p>00:38:2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Corredor17</text:p>
          </table:table-cell>
          <table:table-cell table:style-name="ce31" office:value-type="string" calcext:value-type="string">
            <text:p>Club17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27" office:value-type="time" office:time-value="PT00H38M59.000000064S" calcext:value-type="time">
            <text:p>00:38:59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Corredor12</text:p>
          </table:table-cell>
          <table:table-cell table:style-name="ce31" office:value-type="string" calcext:value-type="string">
            <text:p>Club12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27" office:value-type="time" office:time-value="PT00H39M34.000000704S" calcext:value-type="time">
            <text:p>00:39:34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string" calcext:value-type="string">
            <text:p>Corredor21</text:p>
          </table:table-cell>
          <table:table-cell table:style-name="ce31" office:value-type="string" calcext:value-type="string">
            <text:p>Club21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27" office:value-type="time" office:time-value="PT00H40M29.000000352S" calcext:value-type="time">
            <text:p>00:40:2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Corredor19</text:p>
          </table:table-cell>
          <table:table-cell table:style-name="ce31" office:value-type="string" calcext:value-type="string">
            <text:p>Club19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27" office:value-type="time" office:time-value="PT00H41M31.999999776S" calcext:value-type="time">
            <text:p>00:41:3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Corredor2</text:p>
          </table:table-cell>
          <table:table-cell table:style-name="ce31" office:value-type="string" calcext:value-type="string">
            <text:p>Club2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27" office:value-type="time" office:time-value="PT00H41M43.999999872S" calcext:value-type="time">
            <text:p>00:41:4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Corredor1</text:p>
          </table:table-cell>
          <table:table-cell table:style-name="ce31" office:value-type="string" calcext:value-type="string">
            <text:p>Club1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27" office:value-type="time" office:time-value="PT00H42M10.999999872S" calcext:value-type="time">
            <text:p>00:42:1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Corredor9</text:p>
          </table:table-cell>
          <table:table-cell table:style-name="ce31" office:value-type="string" calcext:value-type="string">
            <text:p>Club9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27" office:value-type="time" office:time-value="PT00H43M46.999999776S" calcext:value-type="time">
            <text:p>00:43:47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rredor23</text:p>
          </table:table-cell>
          <table:table-cell table:style-name="ce31" office:value-type="string" calcext:value-type="string">
            <text:p>Club23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27" office:value-type="time" office:time-value="PT00H44M35.999999808S" calcext:value-type="time">
            <text:p>00:44:3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Corredor16</text:p>
          </table:table-cell>
          <table:table-cell table:style-name="ce31" office:value-type="string" calcext:value-type="string">
            <text:p>Club16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27" office:value-type="time" office:time-value="PT00H45M48.000000384S" calcext:value-type="time">
            <text:p>00:45:4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string" calcext:value-type="string">
            <text:p>Corredor13</text:p>
          </table:table-cell>
          <table:table-cell table:style-name="ce31" office:value-type="string" calcext:value-type="string">
            <text:p>Club13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27" office:value-type="time" office:time-value="PT00H46M02.999999424S" calcext:value-type="time">
            <text:p>00:46:03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Corredor15</text:p>
          </table:table-cell>
          <table:table-cell table:style-name="ce31" office:value-type="string" calcext:value-type="string">
            <text:p>Club15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27" office:value-type="time" office:time-value="PT00H49M12.000000288S" calcext:value-type="time">
            <text:p>00:49:1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Corredor22</text:p>
          </table:table-cell>
          <table:table-cell table:style-name="ce31" office:value-type="string" calcext:value-type="string">
            <text:p>Club22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27" office:value-type="time" office:time-value="PT00H53M52.000000224S" calcext:value-type="time">
            <text:p>00:53:5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Corredor7</text:p>
          </table:table-cell>
          <table:table-cell table:style-name="ce31" office:value-type="string" calcext:value-type="string">
            <text:p>Club7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28" office:value-type="string" calcext:value-type="string">
            <text:p>(empty)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Corredor20</text:p>
          </table:table-cell>
          <table:table-cell table:style-name="ce31" office:value-type="string" calcext:value-type="string">
            <text:p>Club20</text:p>
          </table:table-cell>
          <table:table-cell table:style-name="ce35"/>
          <table:table-cell table:number-columns-repeated="1017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29"/>
          <table:table-cell table:number-columns-repeated="3" table:style-name="ce32" office:value-type="string" calcext:value-type="string">
            <text:p>(empty)</text:p>
          </table:table-cell>
          <table:table-cell table:style-name="ce36"/>
          <table:table-cell table:number-columns-repeated="1017"/>
        </table:table-row>
        <table:table-row table:style-name="ro1" table:number-rows-repeated="974">
          <table:table-cell/>
          <table:table-cell table:style-name="ce1" table:number-columns-repeated="3"/>
          <table:table-cell table:style-name="ce33"/>
          <table:table-cell table:style-name="ce1"/>
          <table:table-cell table:number-columns-repeated="101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-pilot-tables>
        <table:data-pilot-table table:name="Clasificación" table:application-data="" table:target-range-address="Clasificación.C3:Clasificación.G28" table:buttons="Clasificación.C3 Clasificación.D3 Clasificación.E3 Clasificación.F3" table:grand-total="column" table:show-filter-button="false">
          <table:source-cell-range table:cell-range-address="Segmentos.B2:Segmentos.H27"/>
          <table:data-pilot-field table:source-field-name="Eda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" table:display="true" table:show-details="true"/>
                <table:data-pilot-member table:name="20" table:display="true" table:show-details="true"/>
                <table:data-pilot-member table:name="24" table:display="true" table:show-details="true"/>
                <table:data-pilot-member table:name="34" table:display="true" table:show-details="true"/>
                <table:data-pilot-member table:name="32" table:display="true" table:show-details="true"/>
                <table:data-pilot-member table:name="15" table:display="true" table:show-details="true"/>
                <table:data-pilot-member table:name="" table:display="true" table:show-details="true"/>
                <table:data-pilot-member table:name="45" table:display="true" table:show-details="true"/>
                <table:data-pilot-member table:name="38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2" table:display="true" table:show-details="true"/>
                <table:data-pilot-member table:name="39" table:display="true" table:show-details="true"/>
                <table:data-pilot-member table:name="44" table:display="true" table:show-details="true"/>
                <table:data-pilot-member table:name="50" table:display="true" table:show-details="true"/>
                <table:data-pilot-member table:name="23" table:display="true" table:show-details="true"/>
                <table:data-pilot-member table:name="37" table:display="true" table:show-details="true"/>
                <table:data-pilot-member table:name="2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iempo Segmento 1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iempo Segmento 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iempo total" table:orientation="row" table:used-hierarchy="-1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rsal" table:orientation="row" table:used-hierarchy="-1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mbre" table:orientation="row" table:used-hierarchy="-1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Corredor1" table:display="true" table:show-details="true"/>
                <table:data-pilot-member table:name="Corredor10" table:display="true" table:show-details="true"/>
                <table:data-pilot-member table:name="Corredor11" table:display="true" table:show-details="true"/>
                <table:data-pilot-member table:name="Corredor12" table:display="true" table:show-details="true"/>
                <table:data-pilot-member table:name="Corredor13" table:display="true" table:show-details="true"/>
                <table:data-pilot-member table:name="Corredor14" table:display="true" table:show-details="true"/>
                <table:data-pilot-member table:name="Corredor15" table:display="true" table:show-details="true"/>
                <table:data-pilot-member table:name="Corredor16" table:display="true" table:show-details="true"/>
                <table:data-pilot-member table:name="Corredor17" table:display="true" table:show-details="true"/>
                <table:data-pilot-member table:name="Corredor18" table:display="true" table:show-details="true"/>
                <table:data-pilot-member table:name="Corredor19" table:display="true" table:show-details="true"/>
                <table:data-pilot-member table:name="Corredor2" table:display="true" table:show-details="true"/>
                <table:data-pilot-member table:name="Corredor20" table:display="true" table:show-details="true"/>
                <table:data-pilot-member table:name="Corredor21" table:display="true" table:show-details="true"/>
                <table:data-pilot-member table:name="Corredor22" table:display="true" table:show-details="true"/>
                <table:data-pilot-member table:name="Corredor23" table:display="true" table:show-details="true"/>
                <table:data-pilot-member table:name="Corredor24" table:display="true" table:show-details="true"/>
                <table:data-pilot-member table:name="Corredor3" table:display="true" table:show-details="true"/>
                <table:data-pilot-member table:name="Corredor4" table:display="true" table:show-details="true"/>
                <table:data-pilot-member table:name="Corredor5" table:display="true" table:show-details="true"/>
                <table:data-pilot-member table:name="Corredor6" table:display="true" table:show-details="true"/>
                <table:data-pilot-member table:name="Corredor7" table:display="true" table:show-details="true"/>
                <table:data-pilot-member table:name="Corredor8" table:display="true" table:show-details="true"/>
                <table:data-pilot-member table:name="Corredor9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ub/Ciudad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Club1" table:display="true" table:show-details="true"/>
                <table:data-pilot-member table:name="Club10" table:display="true" table:show-details="true"/>
                <table:data-pilot-member table:name="Club11" table:display="true" table:show-details="true"/>
                <table:data-pilot-member table:name="Club12" table:display="true" table:show-details="true"/>
                <table:data-pilot-member table:name="Club13" table:display="true" table:show-details="true"/>
                <table:data-pilot-member table:name="Club14" table:display="true" table:show-details="true"/>
                <table:data-pilot-member table:name="Club15" table:display="true" table:show-details="true"/>
                <table:data-pilot-member table:name="Club16" table:display="true" table:show-details="true"/>
                <table:data-pilot-member table:name="Club17" table:display="true" table:show-details="true"/>
                <table:data-pilot-member table:name="Club18" table:display="true" table:show-details="true"/>
                <table:data-pilot-member table:name="Club19" table:display="true" table:show-details="true"/>
                <table:data-pilot-member table:name="Club2" table:display="true" table:show-details="true"/>
                <table:data-pilot-member table:name="Club20" table:display="true" table:show-details="true"/>
                <table:data-pilot-member table:name="Club21" table:display="true" table:show-details="true"/>
                <table:data-pilot-member table:name="Club22" table:display="true" table:show-details="true"/>
                <table:data-pilot-member table:name="Club23" table:display="true" table:show-details="true"/>
                <table:data-pilot-member table:name="Club24" table:display="true" table:show-details="true"/>
                <table:data-pilot-member table:name="Club3" table:display="true" table:show-details="true"/>
                <table:data-pilot-member table:name="Club4" table:display="true" table:show-details="true"/>
                <table:data-pilot-member table:name="Club5" table:display="true" table:show-details="true"/>
                <table:data-pilot-member table:name="Club6" table:display="true" table:show-details="true"/>
                <table:data-pilot-member table:name="Club7" table:display="true" table:show-details="true"/>
                <table:data-pilot-member table:name="Club8" table:display="true" table:show-details="true"/>
                <table:data-pilot-member table:name="Club9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gistro_20_de_20_tiempos" style:display-name="PageStyle_Registro de tiemp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gmentos" style:display-name="PageStyle_Seg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ificación" style:display-name="PageStyle_Clasificació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70" meta:object-count="0"/>
    <meta:generator>LibreOfficeDev/6.0.5.2$Linux_X86_64 LibreOffice_project/</meta:generator>
  </office:meta>
</office:document-meta>
</file>